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3D30000036ADC725D5E7.svm"/>
  <manifest:file-entry manifest:media-type="" manifest:full-path="Pictures/2000000700003C2800003521D8B86914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4">
      <style:paragraph-properties fo:keep-with-next="always"/>
    </style:style>
    <style:style style:name="P2" style:family="paragraph" style:parent-style-name="Heading_20_3">
      <style:paragraph-properties fo:keep-with-next="always"/>
    </style:style>
    <style:style style:name="P3" style:family="paragraph" style:parent-style-name="Heading_20_3">
      <style:paragraph-properties fo:keep-with-next="always"/>
      <style:text-properties style:font-name="Arial" style:font-name-asian="MS Mincho" style:font-name-complex="Tahom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style:font-name-asian="MS Mincho" style:font-name-complex="Tahoma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TC 2007 – Examination Track: Usage</text:h>
      <text:h text:style-name="Heading_20_2" text:outline-level="2">Installation instructions</text:h>
      <text:h text:style-name="Heading_20_3" text:outline-level="3">1) Install JDK 6</text:h>
      <text:p text:style-name="Text_20_body">Install Java SE Development Kit 6 Update 4 (or higher). You can download it from:</text:p>
      <text:p text:style-name="Text_20_body"><text:a xlink:type="simple" xlink:href="http://java.sun.com/javase/downloads/index.jspb">http://java.sun.com/javase/downloads/index.jsp</text:a> (JDK 6 Update 4)</text:p>
      <text:p text:style-name="Text_20_body"><text:span text:style-name="T1">Do not install the JDK into a directory with spaces.</text:span> Directory with spaces cannot be handled by the run scripts. The JDK installation will also install the latest JRE.</text:p>
      <text:p text:style-name="Text_20_body">The JRE alone (a normal java runtime) doesn't suffice, because it doesn't the support the -server flag for higher optimization (slower initialization, more memory hungry but a 50% performance gain).</text:p>
      <text:p text:style-name="Text_20_body">JDK 5 doesn't suffice, because JDK 6 has a 30% performance gain.</text:p>
      <text:h text:style-name="P3" text:outline-level="3">2) Set JAVA_HOME environment variable</text:h>
      <text:h text:style-name="Heading_20_4" text:outline-level="4">Windows XP</text:h>
      <text:p text:style-name="Text_20_body">Open menu <text:span text:style-name="T1">Control panel</text:span>, menu item <text:span text:style-name="T1">System properties</text:span>, tab <text:span text:style-name="T1">Advanced</text:span>, button <text:span text:style-name="T1">Environment variables</text:span>, button <text:span text:style-name="T1">New</text:span> and add a variable with the name <text:span text:style-name="T1">JAVA_HOME</text:span> and the value of the path to the JDK installation directory. For example:</text:p>
      <text:p text:style-name="Text_20_body"><draw:frame draw:style-name="fr1" draw:name="Afbeeldingen1" text:anchor-type="paragraph" svg:width="15.401cm" svg:height="13.601cm" draw:z-index="0"><draw:image xlink:href="Pictures/2000000700003C2800003521D8B86914.svm" xlink:type="simple" xlink:show="embed" xlink:actuate="onLoad"/></draw:frame></text:p>
      <text:p text:style-name="Text_20_body">It's been tested on Windows XP SP2.</text:p>
      <text:h text:style-name="P1" text:outline-level="4"><text:soft-page-break/>Linux</text:h>
      <text:p text:style-name="Text_20_body">Export an environment variable to the path of the JDK installation directory, for example:</text:p>
      <text:p text:style-name="Preformatted_20_Text"><text:span text:style-name="Source_20_Text">export JAVA_HOME=/usr/lib/jvm/java-6-sun</text:span> </text:p>
      <text:p text:style-name="Text_20_body">Use Sun's JDK (which is will be completely open sourced with JDK 7), don't use an inferior alternative.</text:p>
      <text:p text:style-name="Text_20_body">It's been tested on Ubuntu 7.04 and Ubuntu 7.10.</text:p>
      <text:h text:style-name="P1" text:outline-level="4">Mac</text:h>
      <text:p text:style-name="Text_20_body">Mac doesn't have a decent release of JDK 6 yet. Although it might run in JDK 5, it will do so at a very serious performance cost.</text:p>
      <text:h text:style-name="P2" text:outline-level="3">3) On windows: install C<text:span text:style-name="T2">ygwin</text:span></text:h>
      <text:p text:style-name="Text_20_body"><text:span text:style-name="T2">Download and install Cygwin (a linux emulator) from:</text:span></text:p>
      <text:p text:style-name="Text_20_body"><text:a xlink:type="simple" xlink:href="http://www.cygwin.com/"><text:span text:style-name="T2">http://www.cygwin.com/</text:span></text:a></text:p>
      <text:p text:style-name="Text_20_body"><text:span text:style-name="T2">Alternatively, you can probably easily transform the .sh scripts into .bat scripts.</text:span></text:p>
      <text:h text:style-name="Heading_20_2" text:outline-level="2">Running <text:span text:style-name="T2">the solver</text:span></text:h>
      <text:h text:style-name="Heading_20_3" text:outline-level="3">Adding or removing input files</text:h>
      <text:p text:style-name="Text_20_body">You can add or remove exam files under the directory:</text:p>
      <text:p text:style-name="Preformatted_20_Text">&lt;zip_directory&gt;/data/itc2007/examination/input</text:p>
      <text:p text:style-name="Text_20_body">After running the solver you will find the sln files under the directory:</text:p>
      <text:p text:style-name="Preformatted_20_Text">&lt;zip_directory&gt;/data/itc2007/examination/output</text:p>
      <text:h text:style-name="Heading_20_3" text:outline-level="3">Running the solver<text:span text:style-name="T2"> from command line</text:span></text:h>
      <text:p text:style-name="Text_20_body">Open the command shell (either linux shell or cygwin shell) and navigate to the directory where you unzipped the zip file (&lt;zip_directory&gt;). Make sure that that directory doesn't contain any space.</text:p>
      <text:p text:style-name="Text_20_body">Run the script runExamination.sh and supply an argument with the maximum seconds spend per solution. For example if the benchmarking machine has 429 seconds to spend:</text:p>
      <text:p text:style-name="Preformatted_20_Text">./runExamination.sh 429</text:p>
      <text:p text:style-name="Text_20_body">Run this command only from the directory in which the script is set.</text:p>
      <text:h text:style-name="P2" text:outline-level="3">Running the GUI</text:h>
      <text:p text:style-name="Text_20_body">In the same directory, run:</text:p>
      <text:p text:style-name="Preformatted_20_Text">./runGuiExamination.sh</text:p>
      <text:p text:style-name="Text_20_body">In this mode, you cannot set the maximum seconds spend per solution. However you'll get a visual overview of the examination and a break down of the solution score:</text:p>
      <text:p text:style-name="Text_20_body"><draw:frame draw:style-name="fr1" draw:name="Afbeeldingen2" text:anchor-type="paragraph" svg:width="15.663cm" svg:height="13.996cm" draw:z-index="1"><draw:image xlink:href="Pictures/2000000700003D30000036ADC725D5E7.svm" xlink:type="simple" xlink:show="embed" xlink:actuate="onLoad"/></draw:frame></text:p>
      <text:h text:style-name="Heading_20_2" text:outline-level="2"><text:soft-page-break/>Building from source</text:h>
      <text:p text:style-name="Text_20_body">Read the manual, it contains instructions to build from source:</text:p>
      <text:p text:style-name="Text_20_body"><text:a xlink:type="simple" xlink:href="http://users.telenet.be/geoffrey/tmp/solver/manual/html_single/">http://users.telenet.be/geoffrey/tmp/solver/manual/html_single/</text:a></text:p>
      <text:p text:style-name="Text_20_body">This allows you to play around with the solver configuration and find even better and faster configuration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left="0.4cm" fo:margin-right="0cm" fo:margin-top="0cm" fo:margin-bottom="0.199cm" fo:text-indent="0cm" style:auto-text-indent="false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margin-top="0cm" fo:margin-bottom="0.199cm" fo:text-align="center" style:justify-single-word="false" style:page-number="auto" fo:padding="0.101cm" fo:border="0.018cm solid #000000" style:shadow="non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master-page-name="" style:default-outline-level="2">
      <style:paragraph-properties fo:margin-top="0cm" fo:margin-bottom="0.199cm" style:page-number="auto" fo:padding="0cm" fo:border-left="none" fo:border-right="none" fo:border-top="none" fo:border-bottom="0.002cm solid #000000" style:shadow="none"/>
      <style:text-properties fo:font-size="110%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master-page-name="" style:default-outline-level="3">
      <style:paragraph-properties fo:margin-left="0.199cm" fo:margin-right="0cm" fo:margin-top="0cm" fo:margin-bottom="0.199cm" fo:text-indent="0cm" style:auto-text-indent="false" style:page-number="auto" fo:background-color="transparent" style:shadow="none">
        <style:tab-stops/>
        <style:background-image/>
      </style:paragraph-properties>
      <style:text-properties fo:font-size="105%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paragraph-properties fo:margin-left="0.4cm" fo:margin-right="0cm" fo:margin-top="0cm" fo:margin-bottom="0.101cm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left="0.6cm" fo:margin-right="0cm" fo:margin-top="0cm" fo:margin-bottom="0.199cm" fo:text-indent="0cm" style:auto-text-indent="false"/>
      <style:text-properties style:font-name="Courier New" fo:font-size="10pt" style:font-name-asian="Courier New" style:font-size-asian="10pt" style:font-name-complex="Courier New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creator>Geoffrey De Smet</dc:creator>
    <dc:date>2008-02-05T21:25:35</dc:date>
    <meta:editing-cycles>47</meta:editing-cycles>
    <meta:editing-duration>PT7H30M23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3" meta:paragraph-count="42" meta:word-count="462" meta:character-count="2800"/>
  </office:meta>
</office:document-meta>
</file>